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62ce"/>
    </style:style>
    <style:style style:name="P2" style:family="paragraph" style:parent-style-name="Heading_20_3">
      <style:text-properties officeooo:paragraph-rsid="000162ce"/>
    </style:style>
    <style:style style:name="T1" style:family="text">
      <style:text-properties officeooo:rsid="000162c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thumbnail"/><text:bookmark text:name="img"/><text:a xlink:type="simple" xlink:href="https://www.youtube.com/watch?v=mrxtd0wBGmw&amp;index=2&amp;list=PLhW3qG5bs-L-Bt9T_bnyflQ0Te4VgFhKF&amp;t=254s" text:style-name="Internet_20_link" text:visited-style-name="Visited_20_Internet_20_Link"><text:s/></text:a><text:span text:style-name="T1">SpoupUI</text:span></text:p>
      <text:section text:style-name="Sect1" text:name="content">
        <text:section text:style-name="Sect1" text:name="meta">
          <text:h text:style-name="Heading_20_3" text:outline-level="3"><text:bookmark text:name="video-title"/>SoapUI Beginner Tutorial 1 - What is SoapUI | SoapUi Introduction | Getting Started </text:h>
        </text:section>
      </text:section>
      <text:section text:style-name="Sect1" text:name="Section1">
        <text:section text:style-name="Sect1" text:name="Section6">
          <text:h text:style-name="Heading_20_3" text:outline-level="3"><text:bookmark text:name="meta"/><text:bookmark text:name="video-title1"/>SoapUI Beginner Tutorial 2 - SoapUI Features and GUI </text:h>
        </text:section>
      </text:section>
      <text:section text:style-name="Sect1" text:name="Section14">
        <text:section text:style-name="Sect1" text:name="Section19">
          <text:h text:style-name="Heading_20_3" text:outline-level="3"><text:bookmark text:name="meta1"/><text:bookmark text:name="video-title2"/>SoapUI Beginner Tutorial 3 - First SoapUI Project | SOAP | How to create Project in SoapUI </text:h>
        </text:section>
      </text:section>
      <text:section text:style-name="Sect1" text:name="Section27">
        <text:section text:style-name="Sect1" text:name="Section32">
          <text:h text:style-name="Heading_20_3" text:outline-level="3"><text:bookmark text:name="meta2"/><text:bookmark text:name="video-title3"/>SoapUI Beginner Tutorial 4 - First SoapUI Project | REST </text:h>
        </text:section>
      </text:section>
      <text:section text:style-name="Sect1" text:name="Section40">
        <text:section text:style-name="Sect1" text:name="Section45">
          <text:h text:style-name="Heading_20_3" text:outline-level="3"><text:bookmark text:name="meta3"/><text:bookmark text:name="video-title4"/>SoapUI Beginner Tutorial 5 - How to use PROPERTIES </text:h>
        </text:section>
      </text:section>
      <text:section text:style-name="Sect1" text:name="Section53">
        <text:section text:style-name="Sect1" text:name="Section58">
          <text:h text:style-name="Heading_20_3" text:outline-level="3"><text:bookmark text:name="meta4"/><text:bookmark text:name="video-title5"/>SoapUI Beginner Tutorial 6 - How to Get and Set Properties through GROOVY scripts </text:h>
        </text:section>
      </text:section>
      <text:section text:style-name="Sect1" text:name="Section66">
        <text:section text:style-name="Sect1" text:name="Section71">
          <text:h text:style-name="Heading_20_3" text:outline-level="3"><text:bookmark text:name="meta5"/><text:bookmark text:name="video-title6"/>SoapUI Beginner Tutorial 7 - How to do Property Transfer | Values Transfer </text:h>
        </text:section>
      </text:section>
      <text:section text:style-name="Sect1" text:name="Section79">
        <text:section text:style-name="Sect1" text:name="Section84">
          <text:h text:style-name="Heading_20_3" text:outline-level="3"><text:bookmark text:name="meta6"/><text:bookmark text:name="video-title7"/>SoapUI Beginner Tutorial 8 - GROOVY Scripting in SoapUI | Getting Started </text:h>
        </text:section>
      </text:section>
      <text:section text:style-name="Sect1" text:name="Section92">
        <text:section text:style-name="Sect1" text:name="Section96">
          <text:h text:style-name="P2" text:outline-level="3"><text:bookmark text:name="meta7"/><text:bookmark text:name="video-title8"/>SoapUI Beginner Tutorial 9 - How to run a Request | from GUI, Groovy and Command Line </text:h>
          <text:h text:style-name="P2" text:outline-level="3"><text:bookmark text:name="meta8"/><text:bookmark text:name="video-title9"/>SoapUI Beginner Tutorial 10 - How to run a Test Case - from GUI, Groovy and Command Line </text:h>
        </text:section>
      </text:section>
      <text:section text:style-name="Sect1" text:name="Section117">
        <text:section text:style-name="Sect1" text:name="Section121">
          <text:h text:style-name="Heading_20_3" text:outline-level="3"><text:bookmark text:name="meta9"/><text:bookmark text:name="video-title10"/>SoapUI Beginner Tutorial 11 - How to run a Test Suite - From GUI, Groovy and Command Line </text:h>
        </text:section>
      </text:section>
      <text:section text:style-name="Sect1" text:name="Section129">
        <text:section text:style-name="Sect1" text:name="Section133">
          <text:h text:style-name="Heading_20_3" text:outline-level="3"><text:bookmark text:name="meta10"/><text:bookmark text:name="video-title11"/>SoapUI Beginner Tutorial 12 - How to run PROJECT - From GUI, Groovy and Command Line </text:h>
        </text:section>
      </text:section>
      <text:section text:style-name="Sect1" text:name="Section141">
        <text:section text:style-name="Sect1" text:name="Section145">
          <text:h text:style-name="Heading_20_3" text:outline-level="3"><text:bookmark text:name="meta11"/><text:bookmark text:name="video-title12"/>SoapUI Beginner Tutorial 13 - How to check LOGS in SoapUI | Troubleshooting tips in SoapUI </text:h>
        </text:section>
      </text:section>
      <text:section text:style-name="Sect1" text:name="Section153">
        <text:section text:style-name="Sect1" text:name="Section157">
          <text:h text:style-name="Heading_20_3" text:outline-level="3"><text:bookmark text:name="meta12"/><text:bookmark text:name="video-title13"/>SoapUI Beginner Tutorial 14 - How to create SetUp and TearDown in SoapUI </text:h>
        </text:section>
      </text:section>
      <text:section text:style-name="Sect1" text:name="Section165">
        <text:section text:style-name="Sect1" text:name="Section169">
          <text:h text:style-name="Heading_20_3" text:outline-level="3"><text:bookmark text:name="meta13"/><text:bookmark text:name="video-title14"/>SoapUI Beginner Tutorial 15 - What are Assertions | How to create assertions in SoapUI </text:h>
        </text:section>
      </text:section>
      <text:section text:style-name="Sect1" text:name="Section177">
        <text:section text:style-name="Sect1" text:name="Section181">
          <text:h text:style-name="Heading_20_3" text:outline-level="3"><text:bookmark text:name="meta14"/><text:bookmark text:name="video-title15"/><text:soft-page-break/>SoapUI Beginner Tutorial 16 - How to add ASSERTIONS | XPath | XQuery | Json Assertions in SoapUI </text:h>
        </text:section>
      </text:section>
      <text:section text:style-name="Sect1" text:name="Section189">
        <text:section text:style-name="Sect1" text:name="Section193">
          <text:h text:style-name="Heading_20_3" text:outline-level="3"><text:bookmark text:name="meta15"/><text:bookmark text:name="video-title16"/>SoapUI Beginner Tutorial 17 - How to create Script Assertions </text:h>
        </text:section>
      </text:section>
      <text:section text:style-name="Sect1" text:name="Section201">
        <text:section text:style-name="Sect1" text:name="Section205">
          <text:h text:style-name="P2" text:outline-level="3"><text:bookmark text:name="video-title17"/><text:bookmark text:name="meta16"/>SoapUI Beginner Tutorial 18 - How to run SoapUI tests on Jenkins | SoapUI with Jenkins </text:h>
        </text:section>
      </text:section>
      <text:section text:style-name="Sect1" text:name="Section213">
        <text:section text:style-name="Sect1" text:name="Section217">
          <text:h text:style-name="Heading_20_3" text:outline-level="3"><text:bookmark text:name="meta17"/><text:bookmark text:name="video-title18"/>SoapUI Beginner Tutorial 19 - How to create API MONITORS | AlertSite </text:h>
        </text:section>
      </text:section>
      <text:section text:style-name="Sect1" text:name="Section225">
        <text:section text:style-name="Sect1" text:name="Section229">
          <text:h text:style-name="Heading_20_3" text:outline-level="3"><text:bookmark text:name="meta18"/><text:bookmark text:name="video-title19"/>SoapUI Beginner Tutorial 20 - How to add SoapUI Projects to GIT (version control system) </text:h>
          <text:section text:style-name="Sect1" text:name="Section230"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22:02.338648324</meta:creation-date>
    <dc:date>2018-11-04T15:25:39.148867693</dc:date>
    <meta:editing-duration>PT3M37S</meta:editing-duration>
    <meta:editing-cycles>1</meta:editing-cycles>
    <meta:document-statistic meta:table-count="0" meta:image-count="0" meta:object-count="0" meta:page-count="2" meta:paragraph-count="21" meta:word-count="283" meta:character-count="1580" meta:non-whitespace-character-count="1297"/>
    <meta:generator>LibreOffice/6.0.6.2$Linux_X86_64 LibreOffice_project/00m0$Build-2</meta:generator>
  </office:meta>
</office:document-meta>
</file>